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6cb8" officeooo:paragraph-rsid="00076cb8"/>
    </style:style>
    <style:style style:name="P2" style:family="paragraph" style:parent-style-name="Standard">
      <style:text-properties officeooo:rsid="00091371" officeooo:paragraph-rsid="00091371"/>
    </style:style>
    <style:style style:name="P3" style:family="paragraph" style:parent-style-name="Text_20_body">
      <style:text-properties officeooo:rsid="00076cb8" officeooo:paragraph-rsid="00076cb8"/>
    </style:style>
    <style:style style:name="P4" style:family="paragraph" style:parent-style-name="Standard">
      <style:text-properties officeooo:rsid="00091371" officeooo:paragraph-rsid="00091371"/>
    </style:style>
    <style:style style:name="P5" style:family="paragraph" style:parent-style-name="Standard">
      <style:text-properties officeooo:rsid="00091371" officeooo:paragraph-rsid="000da066"/>
    </style:style>
    <style:style style:name="P6" style:family="paragraph" style:parent-style-name="Standard">
      <style:text-properties officeooo:rsid="000da066" officeooo:paragraph-rsid="000da066"/>
    </style:style>
    <style:style style:name="P7" style:family="paragraph" style:parent-style-name="Standard">
      <style:text-properties officeooo:rsid="000eb168" officeooo:paragraph-rsid="000eb168"/>
    </style:style>
    <style:style style:name="P8" style:family="paragraph" style:parent-style-name="Standard">
      <style:text-properties officeooo:rsid="0010a89d" officeooo:paragraph-rsid="0010a89d"/>
    </style:style>
    <style:style style:name="P9" style:family="paragraph" style:parent-style-name="Standard">
      <style:text-properties officeooo:rsid="0011de9d" officeooo:paragraph-rsid="0011de9d"/>
    </style:style>
    <style:style style:name="P10" style:family="paragraph" style:parent-style-name="Standard">
      <style:text-properties officeooo:rsid="001292c0" officeooo:paragraph-rsid="001292c0"/>
    </style:style>
    <style:style style:name="P11" style:family="paragraph" style:parent-style-name="Standard">
      <style:text-properties officeooo:rsid="00076cb8" officeooo:paragraph-rsid="00076cb8"/>
    </style:style>
    <style:style style:name="P12" style:family="paragraph" style:parent-style-name="Standard">
      <style:text-properties officeooo:rsid="001368f8" officeooo:paragraph-rsid="001368f8"/>
    </style:style>
    <style:style style:name="T1" style:family="text">
      <style:text-properties officeooo:rsid="000da066"/>
    </style:style>
    <style:style style:name="T2" style:family="text">
      <style:text-properties officeooo:rsid="0011de9d"/>
    </style:style>
    <style:style style:name="T3" style:family="text">
      <style:text-properties officeooo:rsid="001435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ftware testing:</text:p>
      <text:p text:style-name="P1">Software testing is the process of evaluating and verifying that the software product or application does what it is supposed to do.</text:p>
      <text:p text:style-name="P1"/>
      <text:p text:style-name="P3"><text:span text:style-name="Strong_20_Emphasis">Evaluation</text:span>:<text:line-break/>Software Evaluation is a process of judging how well the Software's original intended goals have been achieved</text:p>
      <text:p text:style-name="Text_20_body"><text:span text:style-name="Strong_20_Emphasis">Verification</text:span>:<text:line-break/>Verification testing is used to confirm that a product meets specifications or requirements as defined</text:p>
      <text:p text:style-name="P1"/>
      <text:p text:style-name="P1">what is software testing?</text:p>
      <text:p text:style-name="P1"/>
      <text:p text:style-name="P1">We can test<text:line-break/>&gt; web application – we can say Application which uses internet to access is called web application</text:p>
      <text:p text:style-name="P1">Example: website</text:p>
      <text:p text:style-name="P1">&gt; mobile application – Internet access is not required to use mobile application. We can directly download the app and start using it. Example: Games</text:p>
      <text:p text:style-name="P1"/>
      <text:p text:style-name="P1">Difference between testing and debugging:</text:p>
      <text:p text:style-name="P1"/>
      <text:p text:style-name="P1">Testing:</text:p>
      <text:p text:style-name="P1">&gt; It is a process using which we verify and validate that an application or software is free of bugs and meets all technical requirements.</text:p>
      <text:p text:style-name="P1"/>
      <text:p text:style-name="P1">Debugging:</text:p>
      <text:p text:style-name="P1">&gt;It is a process using which we fix any bug present in a software or application. In this we first identify then analyze and then remove bugs.</text:p>
      <text:p text:style-name="P1"/>
      <text:p text:style-name="P1">How the quality of the product is determined?</text:p>
      <text:p text:style-name="P2">The quality of the product is determined based on whether it satisfies the user requirement or not, <text:span text:style-name="T1">it should be </text:span>user friendly.<text:span text:style-name="T1">(Based on the users, who uses that application. If the end user is senior citizen, it should satisfy his requirement, so as per this the quality of the product is determined).</text:span></text:p>
      <text:p text:style-name="P6">If the end user is a teenager, he want more new features even it is hard to use.</text:p>
      <text:p text:style-name="P2">It doesnt determine based on the cost of the product.</text:p>
      <text:p text:style-name="P2"/>
      <text:p text:style-name="P5">OS compatibility testing:</text:p>
      <text:p text:style-name="P5"><text:span text:style-name="T1">Our software should match with that particular OS.</text:span><text:line-break/>To check that our software application is compatible with all operating system.</text:p>
      <text:p text:style-name="P2">Example: Certain software application will support only windows os, we need to make sure that it supports on other os like unix, mac based on user requirement.</text:p>
      <text:p text:style-name="P6">Also, some application will work in windows 7, but not is windows 8. So we should check all this compatibility.</text:p>
      <text:p text:style-name="P6"/>
      <text:p text:style-name="P6">Upgrade Testing:</text:p>
      <text:p text:style-name="P6">To test whether the existing application can be upgrade to different version in future.<text:line-break/></text:p>
      <text:p text:style-name="P6">Uninstallation Testing:<text:line-break/>We should perform uninstallation testing, to check whether it is uninstalling successfully without any issues, because later it should not create any issues for the end user to uninstall the same.</text:p>
      <text:p text:style-name="P7">For eg: some software comes with some limited time period usage like trail software etc. So after the period expiration it should uninstall successfully.</text:p>
      <text:p text:style-name="P7"><text:soft-page-break/></text:p>
      <text:p text:style-name="P7">Link and navigation test:<text:line-break/>To check whether the link is working properly and it navigates to correct page.</text:p>
      <text:p text:style-name="P7">If we click the link it should navigate to corresponding landing page.</text:p>
      <text:p text:style-name="P7">For eg, in wordpress, there are several links, to add a new post if we click the add new post link it should land in new post page correctly, incase if it lands to view post page, then it is considered to be an error. So we should test this.</text:p>
      <text:p text:style-name="P7"/>
      <text:p text:style-name="P7">Orphan pages:<text:line-break/>Once we landed to our requested page, again there should be some navigation link to come back to home page, suppose if that fails we ended up like an orphan how to come back to home page. This scenario is called orphan pages.</text:p>
      <text:p text:style-name="P7"/>
      <text:p text:style-name="P7">Security Testing:<text:line-break/>Password validation, Verifying whether the details enter by user is correctly matches to the authorized user.<text:line-break/>Providing permission to the correct user with required security to access the application or folder.</text:p>
      <text:p text:style-name="P7"/>
      <text:p text:style-name="P8">Browser compatibility testing:<text:line-break/>To check which browser support this application, need to check in all browser.<text:line-break/>Also need to check whether all pages are loading properly.</text:p>
      <text:p text:style-name="P8">Need to check whether it is working only in latest browser version. <text:span text:style-name="T2">Need to check in all browsers like mobile, laptop ...</text:span></text:p>
      <text:p text:style-name="P8"/>
      <text:p text:style-name="P9">Validation Testing:</text:p>
      <text:p text:style-name="P9">For eg; if we create any username for some email, if it already available in the same name, it will show this username already exsist.</text:p>
      <text:p text:style-name="P9">Enter 11 digit mobile number in mobile number field in any application, it should throw error message.</text:p>
      <text:p text:style-name="P9">If we enter the email id, @ symbol should be present.<text:line-break/>Like these examples, it is following certain rules. We should validate all inputs given are correct based on requirement. This testing is called validation testing.</text:p>
      <text:p text:style-name="P9"/>
      <text:p text:style-name="P10">Performance Testing:<text:line-break/>When multiple people using a website at the same time, how is the performance of that website. It slows down or performing in a good speed. How much load it supports.<text:line-break/>Using Jmeter tools we can achieve this.(It useful to implement multiple user loging into the website at same time) to check the performance.</text:p>
      <text:p text:style-name="P1"/>
      <text:p text:style-name="P12">Useability testing:<text:line-break/>An interaction between system and the user. <text:span text:style-name="T3">It should be user-friendly</text:span></text:p>
      <text:p text:style-name="P12">Eg: cookies<text:line-break/>It stores the content which we browsed previously<text:line-break/>next time when we type some content in search locator it will display all the suggestions.</text:p>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01T11:06:59.375526412</meta:creation-date>
    <dc:date>2022-06-13T12:02:57.748664176</dc:date>
    <meta:editing-duration>PT42M48S</meta:editing-duration>
    <meta:editing-cycles>7</meta:editing-cycles>
    <meta:generator>LibreOffice/6.4.7.2$Linux_X86_64 LibreOffice_project/40$Build-2</meta:generator>
    <meta:document-statistic meta:table-count="0" meta:image-count="0" meta:object-count="0" meta:page-count="2" meta:paragraph-count="39" meta:word-count="778" meta:character-count="4623" meta:non-whitespace-character-count="3881"/>
  </office:meta>
</office:document-meta>
</file>